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adornments="Condensed" style:font-family-generic="swiss"/>
    <style:font-face style:name="DejaVu Sans1" svg:font-family="'DejaVu Sans'" style:font-family-generic="system" style:font-pitch="variable"/>
    <style:font-face style:name="Helvetica"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text">
      <style:graphic-properties fo:min-height="25.15cm" loext:decorative="false"/>
      <style:paragraph-properties style:writing-mode="lr-tb"/>
    </style:style>
    <style:style style:name="P1" style:family="paragraph">
      <style:paragraph-properties fo:margin-left="0cm" fo:margin-right="0cm" fo:margin-top="0cm" fo:margin-bottom="0.051cm" fo:line-height="100%" fo:text-indent="0cm"/>
    </style:style>
    <style:style style:name="P2" style:family="paragraph">
      <style:paragraph-properties fo:margin-left="0cm" fo:margin-right="0cm" fo:margin-top="0cm" fo:margin-bottom="0.102cm" fo:line-height="100%" fo:text-indent="0cm"/>
    </style:style>
    <style:style style:name="T1" style:family="text">
      <style:text-properties style:use-window-font-color="true" loext:opacity="0%" style:text-outline="false" style:text-line-through-style="none" style:text-line-through-type="none" fo:font-size="22pt" fo:letter-spacing="normal" fo:font-style="normal" fo:text-shadow="none" style:text-underline-style="none" fo:font-weight="bold" style:letter-kerning="true" style:font-name-asian="DejaVu Sans1" style:font-size-asian="21pt" style:font-style-asian="normal" style:font-weight-asian="bold" style:font-name-complex="DejaVu Sans1" style:font-size-complex="21pt" style:font-style-complex="normal" style:font-weight-complex="bold"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fo:letter-spacing="normal" fo:font-style="normal" fo:text-shadow="none" style:text-underline-style="none" fo:font-weight="bold" style:letter-kerning="true" style:font-name-asian="DejaVu Sans1"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fo:letter-spacing="normal"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letter-spacing="normal" fo:font-style="normal" fo:text-shadow="none" style:text-underline-style="none" fo:font-weight="normal" style:letter-kerning="true" style:font-name-asian="DejaVu Sans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5" style:family="text">
      <style:text-properties fo:font-weight="bold" style:font-size-asian="12pt" style:font-weight-asian="bold" style:font-size-complex="12pt" style:font-weight-complex="bold"/>
    </style:style>
    <style:style style:name="T6" style:family="text">
      <style:text-properties style:use-window-font-color="true" loext:opacity="0%" style:text-outline="false" style:text-line-through-style="none" style:text-line-through-type="none"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7.526cm" svg:height="25.4cm" svg:x="2.032cm" svg:y="1.016cm">
          <draw:text-box>
            <text:p><text:span text:style-name="T1">Joel Parker Henderson • Case Study Briefs</text:span></text:p>
            <text:p text:style-name="P1"><text:span text:style-name="T2"><text:line-break/></text:span><text:span text:style-name="T3">joel@joelparkerhenderson.com • </text:span><text:span text:style-name="T3"><text:a xlink:href="https://linktr.ee/joelparkerhenderson" xlink:type="simple">https://linkr.ee/joelparkerhenderson</text:a></text:span></text:p>
            <text:p><text:span text:style-name="T4"/></text:p>
            <text:p><text:span text:style-name="T5">CLIENT: FORTUNE 50 MANUFACTURER</text:span></text:p>
            <text:p><text:span text:style-name="T6"/></text:p>
            <text:p><text:span text:style-name="T7">Purpose: improve dozens of internal software teams by forging better practices</text:span></text:p>
            <text:p text:style-name="P2"><text:span text:style-name="T7"><text:line-break/></text:span><text:span text:style-name="T6">The client was a marquee name in microchip manufacturing, and has many dozens of internal software teams creating line-of-business applications, using a wide range of software practices.</text:span></text:p>
            <text:p text:style-name="P2"><text:span text:style-name="T6"><text:line-break/></text:span><text:span text:style-name="T6">The client was aware that many of the teams were using disparate and contradictory software development practices, and also suffering from fatigue, lack of awareness of better practices, resistance to change, and planing pain points with internal stakeholders and external customers.</text:span></text:p>
            <text:p text:style-name="P2"><text:span text:style-name="T6"/></text:p>
            <text:p text:style-name="P2"><text:span text:style-name="T6">My team assessed these teams for their software development practices, including project management aspects of agile methodologies and lean practices, code delivery aspects of. continuous integration and devops, and planning capabilities including OKRs, KPIs, and ECM.</text:span></text:p>
            <text:p text:style-name="P2"><text:span text:style-name="T6"/></text:p>
            <text:p text:style-name="P2"><text:span text:style-name="T6">What we discovered was extreme heterogeneity. Some developers viewed the work as an ongoing job and wanted top-down leadership such as better ticketing systems. Some developers wanted to adopt better practices such as agile/lean and CI/devops, yet were blocked by bureaucratic red tape, lack of adequate resources, and lack of management champions. A dozen developers had splintered into a skunkworks team, to advocate for change among peer teams and management.</text:span></text:p>
            <text:p text:style-name="P2"><text:span text:style-name="T6"/></text:p>
            <text:p text:style-name="P2"><text:span text:style-name="T6">We delivered a comprehensive assessment of the current state, a shortlist of how to start teams using the most-important better practices, and a two-year plan for enterprise change management. Objective 1 was to upskill employees and managers. Objective 2 was to create team-of-teams capabilities, including for cross-training, knowledge sharing, skill rotation, and peer presentations.</text:span></text:p>
            <text:p text:style-name="P2"><text:span text:style-name="T6"/></text:p>
            <text:p text:style-name="P2"><text:span text:style-name="T7">CLIENT: FORTUNE 50 BANK</text:span></text:p>
            <text:p text:style-name="P2"><text:span text:style-name="T6"/></text:p>
            <text:p text:style-name="P2"><text:span text:style-name="T7">Purpose: increase CEO/VP views into real-time internal high-priority regulatory news.</text:span></text:p>
            <text:p text:style-name="P2"><text:span text:style-name="T7"><text:line-break/></text:span><text:span text:style-name="T6">The client was a multinational bank that was facing increased risk due to fraud, increased urgency to solve regulator compliance needs, and increased goals to service more customers faster. </text:span></text:p>
            <text:p text:style-name="P2"><text:span text:style-name="T6"><text:line-break/></text:span><text:span text:style-name="T6">The client was aware of significant internal problems due to opaque tradeoffs with risk management versus rapid growth. Regulators were auditing the company, and the investors and board were frustrated with the CEO/VP day-to-day awareness of issues, despite plentiful briefings.</text:span></text:p>
            <text:p text:style-name="P2"><text:span text:style-name="T6"/></text:p>
            <text:p text:style-name="P2"><text:span text:style-name="T6">My team worked with the client’s risk management team to drill into the value stream maps for high-risk areas. We determined three major categories where software improvements could quickly add value: external fraud especially money laundering, internal loss due to inadequate internal audit (IA) controls, and punishments by regulators who claimed CEO/VP inattention.</text:span></text:p>
            <text:p text:style-name="P2"><text:span text:style-name="T6"/></text:p>
            <text:p text:style-name="P2"><text:span text:style-name="T6">We got consensus within the risk management (RM) group that the CEO was the highest risk and highest reward. The North Star mission was “We all need to be singing from the same songbook”. We accelerated the bank’s ways of working by ramping up agile and lean, doing daily builds and weekly stakeholder showcases, and continuous hand-in-hand work with RM teammates.</text:span></text:p>
            <text:p text:style-name="P2"><text:span text:style-name="T6"/></text:p>
            <text:p text:style-name="P2"><text:span text:style-name="T6">We designed, developed ,and delivered a mobile application specifically for the CEO/VPs, to provide them with a real-time feed of highest-priority must-read internal news, curated by the RM team. The outcome was the CEO/VPs being able to get exactly the information they needed, in exactly the right format, at exactly the right tim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adornments="Condensed" style:font-family-generic="swiss"/>
    <style:font-face style:name="DejaVu Sans1" svg:font-family="'DejaVu Sans'" style:font-family-generic="system" style:font-pitch="variable"/>
    <style:font-face style:name="Helvetica"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stroke-dash="Dashed_20__28_var_29__20_2" draw:fill="none"/>
      <style:paragraph-properties fo:margin-top="0cm" fo:margin-bottom="0.102cm"/>
      <style:text-properties style:font-name="Helvetica" fo:font-family="Helvetica" style:font-style-name="Regular" style:font-family-generic="swiss" style:font-pitch="variable" fo:font-size="11pt"/>
    </style:style>
    <style:style style:name="textbody" style:family="graphic" style:parent-style-name="standard">
      <style:graphic-properties draw:stroke="none" draw:stroke-dash="Dashed_20__28_var_29__20_2" draw:fill="none"/>
      <style:text-properties style:font-name="Helvetica" fo:font-family="Helvetica" style:font-style-name="Regular" style:font-family-generic="swiss" style:font-pitch="variable" fo:font-size="1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016cm" fo:margin-bottom="1.016cm" fo:margin-left="2.032cm" fo:margin-right="2.032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11-06T17:21:34.547246701</dc:date>
    <meta:editing-duration>P1DT2H34M48S</meta:editing-duration>
    <meta:editing-cycles>53</meta:editing-cycles>
    <meta:generator>LibreOffice/24.8.2.1$MacOSX_AARCH64 LibreOffice_project/0f794b6e29741098670a3b95d60478a65d05ef13</meta:generator>
    <meta:print-date>2024-11-06T15:38:26.614208418</meta:print-date>
    <meta:printed-by>PDF files</meta:printed-by>
    <meta:document-statistic meta:object-count="1"/>
  </office:meta>
</office:document-meta>
</file>